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5000000E6009312D5187EDDC7.png" manifest:media-type="image/png"/>
  <manifest:file-entry manifest:full-path="Pictures/100000000000028A000000E8B3878583A014AD86.png" manifest:media-type="image/png"/>
  <manifest:file-entry manifest:full-path="Pictures/1000000000000140000000B086728031268F6EA2.png" manifest:media-type="image/png"/>
  <manifest:file-entry manifest:full-path="Pictures/1000000000000288000000E88CA4FBE589DD6B91.png" manifest:media-type="image/png"/>
  <manifest:file-entry manifest:full-path="Pictures/100000000000055600000300BB0EE136FA0CFB63.png" manifest:media-type="image/png"/>
  <manifest:file-entry manifest:full-path="Pictures/100000000000028B000000E62E91B6619C8151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00" draw:textarea-vertical-align="middle" draw:auto-grow-height="false" fo:min-height="2.544cm" fo:min-width="2.04cm"/>
    </style:style>
    <style:style style:name="gr3" style:family="graphic" style:parent-style-name="standard">
      <style:graphic-properties draw:fill-color="#0000ff" draw:textarea-vertical-align="middle" draw:auto-grow-height="false" fo:min-height="2.544cm" fo:min-width="2.04cm"/>
    </style:style>
    <style:style style:name="gr4" style:family="graphic" style:parent-style-name="standard">
      <style:graphic-properties draw:fill-color="#00e472" draw:textarea-horizontal-align="justify" draw:textarea-vertical-align="middle" draw:auto-grow-height="false" fo:min-height="0.766cm" fo:min-width="2.884cm"/>
    </style:style>
    <style:style style:name="gr5" style:family="graphic" style:parent-style-name="standard">
      <style:graphic-properties draw:fill-color="#0000ff" draw:auto-grow-height="false" fo:min-height="0.518cm" fo:min-width="0.93cm" fo:wrap-option="no-wrap"/>
    </style:style>
    <style:style style:name="gr6" style:family="graphic" style:parent-style-name="standard">
      <style:graphic-properties draw:fill-color="#ffff00" draw:auto-grow-height="false" fo:min-height="0.518cm" fo:min-width="1.03cm" fo:wrap-option="no-wrap"/>
    </style:style>
    <style:style style:name="gr7" style:family="graphic" style:parent-style-name="standard">
      <style:graphic-properties draw:fill-color="#d93355" draw:auto-grow-height="false" fo:min-height="1.836cm" fo:min-width="1.308cm" fo:wrap-option="no-wrap"/>
    </style:style>
    <style:style style:name="gr8" style:family="graphic" style:parent-style-name="standard">
      <style:graphic-properties draw:fill-color="#d93355" draw:textarea-horizontal-align="justify" draw:textarea-vertical-align="middle" draw:auto-grow-height="false" fo:min-height="2.36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>
      <style:graphic-properties style:protect="size"/>
    </style:style>
    <style:style style:name="pr1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0000ff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00e472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0000ff"/>
    </style:style>
    <style:style style:name="P7" style:family="paragraph">
      <loext:graphic-properties draw:fill-color="#ffff00"/>
    </style:style>
    <style:style style:name="P8" style:family="paragraph">
      <loext:graphic-properties draw:fill-color="#d93355"/>
    </style:style>
    <style:style style:name="P9" style:family="paragraph">
      <loext:graphic-properties draw:fill-color="#d93355"/>
      <style:paragraph-properties fo:text-align="center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draw:layer="layout" svg:width="17.221cm" svg:height="6.083cm" svg:x="6.839cm" svg:y="-1.794cm">
          <draw:image xlink:href="Pictures/100000000000028B000000E62E91B6619C815142.png" xlink:type="simple" xlink:show="embed" xlink:actuate="onLoad" loext:mime-type="image/png">
            <text:p/>
          </draw:image>
        </draw:frame>
        <draw:frame draw:style-name="gr1" draw:text-style-name="P1" draw:layer="layout" svg:width="17.141cm" svg:height="6.136cm" svg:x="-6.42cm" svg:y="4.81cm">
          <draw:image xlink:href="Pictures/1000000000000288000000E88CA4FBE589DD6B91.png" xlink:type="simple" xlink:show="embed" xlink:actuate="onLoad" loext:mime-type="image/png">
            <text:p/>
          </draw:image>
        </draw:frame>
        <draw:frame draw:style-name="gr1" draw:text-style-name="P1" draw:layer="layout" svg:width="17.194cm" svg:height="6.136cm" svg:x="17.026cm" svg:y="4.81cm">
          <draw:image xlink:href="Pictures/100000000000028A000000E8B3878583A014AD86.png" xlink:type="simple" xlink:show="embed" xlink:actuate="onLoad" loext:mime-type="image/png">
            <text:p/>
          </draw:image>
        </draw:frame>
        <draw:frame draw:style-name="gr1" draw:text-style-name="P1" draw:layer="layout" svg:width="17.062cm" svg:height="6.083cm" svg:x="5.374cm" svg:y="11.268cm">
          <draw:image xlink:href="Pictures/1000000000000285000000E6009312D5187EDDC7.png" xlink:type="simple" xlink:show="embed" xlink:actuate="onLoad" loext:mime-type="image/png">
            <text:p/>
          </draw:image>
        </draw:frame>
        <draw:custom-shape draw:style-name="gr2" draw:text-style-name="P2" draw:layer="layout" svg:width="2.54cm" svg:height="2.794cm" svg:x="14.254cm" svg:y="3.89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3" draw:text-style-name="P3" draw:layer="layout" svg:width="2.54cm" svg:height="2.794cm" svg:x="10.852cm" svg:y="3.894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4" draw:text-style-name="P5" draw:layer="layout" svg:width="4.512cm" svg:height="2.032cm" draw:transform="rotate (-1.5707963267949) translate (14.908cm 6.494cm)">
          <text:p text:style-name="P4"><text:span text:style-name="T1">+</text:span></text:p>
          <draw:enhanced-geometry svg:viewBox="0 0 21600 21600" draw:text-areas="?f5 ?f1 ?f6 ?f2" draw:mirror-horizontal="false" draw:mirror-vertical="fals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524cm" svg:height="0.862cm" svg:x="12.276cm" svg:y="3.08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190.1607084289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7" draw:layer="layout" svg:width="1.624cm" svg:height="0.862cm" svg:x="13.8cm" svg:y="3.08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190.1607084289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" draw:text-style-name="P1" draw:layer="layout" svg:width="8.464cm" svg:height="4.655cm" svg:x="25.572cm" svg:y="12.7cm">
          <draw:image xlink:href="Pictures/1000000000000140000000B086728031268F6EA2.png" xlink:type="simple" xlink:show="embed" xlink:actuate="onLoad" loext:mime-type="image/png">
            <text:p/>
          </draw:image>
        </draw:frame>
        <draw:custom-shape draw:style-name="gr7" draw:text-style-name="P8" draw:layer="layout" svg:width="2.032cm" svg:height="2.31cm" svg:x="28.802cm" svg:y="8.53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190.1607084289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9" draw:layer="layout" svg:width="0.762cm" svg:height="2.77cm" svg:x="29.418cm" svg:y="10.946cm">
          <text:p/>
          <draw:enhanced-geometry svg:viewBox="0 0 21600 21600" draw:text-areas="?f0 0 ?f2 ?f5" draw:type="down-arrow" draw:modifiers="17575.2085816448 7586.8938401048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1" draw:layer="layout" svg:width="4.765cm" svg:height="0.962cm" svg:x="13.02cm" svg:y="-2.886cm">
          <draw:text-box>
            <text:p text:style-name="P10">“Home” Layer</text:p>
          </draw:text-box>
        </draw:frame>
        <draw:frame draw:style-name="gr9" draw:text-style-name="P11" draw:layer="layout" svg:width="10.425cm" svg:height="0.962cm" svg:x="-6.179cm" svg:y="3.614cm">
          <draw:text-box>
            <text:p text:style-name="P10">“Function and Navigation” Layer</text:p>
          </draw:text-box>
        </draw:frame>
        <draw:frame draw:style-name="gr9" draw:text-style-name="P11" draw:layer="layout" svg:width="9.884cm" svg:height="0.962cm" svg:x="24.322cm" svg:y="3.614cm">
          <draw:text-box>
            <text:p text:style-name="P10">“Numbers and Symbols” Layer</text:p>
          </draw:text-box>
        </draw:frame>
        <draw:frame draw:style-name="gr9" draw:text-style-name="P11" draw:layer="layout" svg:width="5.257cm" svg:height="0.962cm" svg:x="11.322cm" svg:y="17.414cm">
          <draw:text-box>
            <text:p text:style-name="P10">“System” Layer</text:p>
          </draw:text-box>
        </draw:frame>
        <presentation:notes draw:style-name="dp2">
          <draw:page-thumbnail draw:style-name="gr10" draw:layer="layout" svg:width="17cm" svg:height="9.56cm" svg:x="2cm" svg:y="2.5cm" draw:page-number="1" presentation:class="page"/>
          <draw:frame presentation:style-name="pr1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8T16:26:15.848926815</meta:creation-date>
    <meta:editing-duration>PT9M8S</meta:editing-duration>
    <meta:editing-cycles>3</meta:editing-cycles>
    <meta:generator>LibreOffice/6.1.5.2$Linux_X86_64 LibreOffice_project/10$Build-2</meta:generator>
    <dc:title>DNA</dc:title>
    <dc:date>2020-03-28T16:56:21.093114090</dc:date>
    <meta:document-statistic meta:object-count="40"/>
  </office:meta>
</office:document-meta>
</file>